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ackground-color="transparent">
        <style:background-image/>
      </style:paragraph-properties>
      <style:text-properties fo:font-size="12pt" fo:font-style="normal" style:text-underline-style="none" fo:font-weight="normal" fo:background-color="#ffffff" style:font-size-asian="12pt" style:font-style-asian="normal" style:font-weight-asian="normal" style:font-size-complex="12pt" style:font-style-complex="normal" style:font-weight-complex="normal"/>
    </style:style>
    <style:style style:name="P5" style:family="paragraph" style:parent-style-name="Standard" style:list-style-name="L2">
      <style:paragraph-properties fo:text-align="start" style:justify-single-word="false" fo:background-color="transparent">
        <style:background-image/>
      </style:paragraph-properties>
      <style:text-properties fo:font-size="12pt" fo:font-style="normal" style:text-underline-style="none" fo:font-weight="normal" fo:background-color="#ffffff" style:font-size-asian="12pt" style:font-style-asian="normal" style:font-weight-asian="normal" style:font-size-complex="12pt" style:font-style-complex="normal" style:font-weight-complex="normal"/>
    </style:style>
    <style:style style:name="P6" style:family="paragraph" style:parent-style-name="Standard" style:list-style-name="L3">
      <style:paragraph-properties fo:text-align="start" style:justify-single-word="false" fo:background-color="transparent">
        <style:background-image/>
      </style:paragraph-properties>
      <style:text-properties fo:font-size="12pt" fo:font-style="normal" style:text-underline-style="none" fo:font-weight="normal" fo:background-color="#ffffff"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fo:background-color="#ffff00"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ffice 365 Licenses Management System</text:p>
      <text:p text:style-name="P1"/>
      <text:p text:style-name="P2"><text:tab/>o365 System should handle a administration functionality to every Office 365 licenses already sale. The System needs to warn every 11 months the renewal of every licenses by message. It needs to keep track, also, the activities of every license by year. </text:p>
      <text:p text:style-name="P2"><text:tab/>The o365 System handles four different types of licenses</text:p>
      <text:list xml:id="list5596959098511025295" text:style-name="L1">
        <text:list-item>
          <text:p text:style-name="P3">Standard</text:p>
        </text:list-item>
        <text:list-item>
          <text:p text:style-name="P3">Enterprise</text:p>
        </text:list-item>
        <text:list-item>
          <text:p text:style-name="P3">---</text:p>
        </text:list-item>
        <text:list-item>
          <text:p text:style-name="P3">---</text:p>
        </text:list-item>
      </text:list>
      <text:p text:style-name="P2"/>
      <text:p text:style-name="P2"><text:tab/>Every license type above listed handle a different business rule that we describe below:</text:p>
      <text:p text:style-name="P2"/>
      <text:p text:style-name="P2"><text:tab/><text:span text:style-name="T2">Lazarus you can add a description of how those licenses should be handled</text:span></text:p>
      <text:p text:style-name="P2"><text:span text:style-name="T2"/></text:p>
      <text:p text:style-name="P4"><text:tab/>When a new Office 365 license type is bought we need add to the database information base on the type of licenses.</text:p>
      <text:p text:style-name="P4"/>
      <text:p text:style-name="P4"><text:tab/>Lazaro <text:span text:style-name="T1">Describe what is the information need it. </text:span></text:p>
      <text:list xml:id="list4239749630373322042" text:style-name="L3">
        <text:list-item>
          <text:p text:style-name="P6"><text:span text:style-name="T1">License Type Name</text:span></text:p>
        </text:list-item>
        <text:list-item>
          <text:p text:style-name="P6"><text:span text:style-name="T1">License Type Serial No</text:span></text:p>
        </text:list-item>
        <text:list-item>
          <text:p text:style-name="P6"><text:span text:style-name="T1">License Type Acquire Date (When we buy)</text:span></text:p>
        </text:list-item>
        <text:list-item>
          <text:p text:style-name="P6"><text:span text:style-name="T1">It is already Cancel? Yes/No</text:span></text:p>
        </text:list-item>
        <text:list-item>
          <text:p text:style-name="P6"><text:span text:style-name="T1">Cancellation Date</text:span></text:p>
        </text:list-item>
        <text:list-item>
          <text:p text:style-name="P6"><text:span text:style-name="T1">…. Any more Info just describe here</text:span></text:p>
        </text:list-item>
      </text:list>
      <text:p text:style-name="P4"><text:span text:style-name="T1"/></text:p>
      <text:p text:style-name="P4"><text:span text:style-name="T1"><text:tab/>If everything is the same for all of them, o365 system assumes the only difference is the type of license</text:span></text:p>
      <text:p text:style-name="P4"/>
      <text:p text:style-name="P4"><text:tab/>Also, o365 every 11 months depending on the licenses should send a message to every customer base on the following conditions:</text:p>
      <text:p text:style-name="P4"/>
      <text:list xml:id="list1956755304137675500" text:style-name="L2">
        <text:list-item>
          <text:p text:style-name="P5">A Licenses was renewal already not need of send a message</text:p>
        </text:list-item>
        <text:list-item>
          <text:p text:style-name="P5">A Renewal Notification need to be send a month before the Expiration Date</text:p>
        </text:list-item>
      </text:list>
      <text:p text:style-name="P4"><text:tab/></text:p>
      <text:p text:style-name="P4"><text:tab/>The o365 system, also, needs to have an offer option for every licenses type. This way the internal o365 mailing list can reach the user and OFFER more functionality and a chance for a better licenses. When this happen the expiration date should dynamically change if the user changes the license type.<text:tab/></text:p>
      <text:p text:style-name="P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rsonal User</meta:initial-creator>
    <meta:creation-date>2020-04-17T20:58:09.41</meta:creation-date>
    <dc:date>2020-04-17T21:27:59.43</dc:date>
    <dc:creator>Personal User</dc:creator>
    <meta:editing-duration>PT12M9S</meta:editing-duration>
    <meta:editing-cycles>2</meta:editing-cycles>
    <meta:generator>OpenOffice/4.1.7$Win32 OpenOffice.org_project/417m1$Build-9800</meta:generator>
    <meta:document-statistic meta:table-count="0" meta:image-count="0" meta:object-count="0" meta:page-count="1" meta:paragraph-count="24" meta:word-count="275" meta:character-count="1544"/>
  </office:meta>
</office:document-meta>
</file>